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244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244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244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244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244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244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244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244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244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244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244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244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244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244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244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244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244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niel Mathias  Millan Santi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271215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iana Josè  Santi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271215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1.23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2" meta:non-whitespace-character-count="993"/>
    <meta:template xlink:type="simple" xlink:actuate="onRequest" xlink:title="Normal" xlink:href=""/>
  </office:meta>
</office:document-meta>
</file>